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netest : Un jeu éducatif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ci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jeu d’aventure dans lequel les joueurs peuvent construire des bâtiments à partir de petits blocs cubiques</text:p>
              </text:list-item>
              <text:list-item>
                <text:p>Un monde fait de cubes : terre, eau, sable, minéraux, faune et flore</text:p>
              </text:list-item>
              <text:list-item>
                <text:p>Les règles simulent notre vrai monde : jour et <text:s/>nuit, température, érosion, reproduction des espèces</text:p>
              </text:list-item>
              <text:list-item>
                <text:p>Un jeu de type "Bac-à-sable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netest est développpé en C++</text:p>
              </text:list-item>
              <text:list-item>
                <text:p>Très léger et tourne facilement sur des machines peu puissantes</text:p>
              </text:list-item>
              <text:list-item>
                <text:p>Fichiers de configuration au format txt : facilite la personnalisation</text:p>
              </text:list-item>
              <text:list-item>
                <text:p>Occupe peu de bande passante : Pratique si la connexion est peu performa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able et personnalisable</text:p>
              </text:list-item>
              <text:list-item>
                <text:p>Gratuit : Pas de coût</text:p>
              </text:list-item>
              <text:list-item>
                <text:p>Multiplateforme : Fonctionne sur n'importe quel système d'exploitation</text:p>
              </text:list-item>
              <text:list-item>
                <text:p>Installation très facile : Complétement autonome, pas de grosse dépendance logici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opératif : Permet à plusieurs utilisateurs d’atteindre ensemble un même objectif.</text:p>
                <text:p>Chacun apporte ses compétences, sans toucher/modifier la construction de ses partenaires.</text:p>
              </text:list-item>
              <text:list-item>
                <text:p>Collaboratif : Permet à plusieurs utilisateurs d’atteindre ce même objectif</text:p>
                <text:p>Chacun apporte ses compétences. Permet de modifier, supprimer la construction de ses partenai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"serious game" : un jeu vidéo pensé pour être éducatif</text:p>
              </text:list-item>
              <text:list-item>
                <text:p>Un "serious gaming" : le détournement d’un jeu classique dans un contexte pédagog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ruction Minetest :</text:p>
              </text:list-item>
              <text:list-item>
                <text:p>Objet imprimé 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 jouez ? Construire avec des bloc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ment jouez ? Fabriquer des blocs et des objects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tes we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framablog.org/2016/09/01/minetest-interets-et-possibilites-pedagogiques/</text:p>
              </text:list-item>
              <text:list-item>
                <text:p><text:s text:c="12"/>https://framablog.org/2016/05/28/minetest-piochez-en-lberte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vres et magazin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édagog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rendre à se repérer sur une carte, un plan</text:p>
              </text:list-item>
              <text:list-item>
                <text:p>Comprendre et savoir appliquer la notion d’échelle</text:p>
              </text:list-item>
              <text:list-item>
                <text:p>Découvrir les notions de cycles de vie, de chaînes et réseaux alimentaires, l’agriculture humaine, de bio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écouvrir les principales notions de géologies : érosion, volcanisme, etc.</text:p>
              </text:list-item>
              <text:list-item>
                <text:p>Comprendre l’influence des conditions météorologiques, de l’Homme… sur l’environnement.</text:p>
              </text:list-item>
              <text:list-item>
                <text:p>Découvrir la notion de modélisation</text:p>
              </text:list-item>
              <text:list-item>
                <text:p>Apprendre à coopérer et collaborer</text:p>
              </text:list-item>
              <text:list-item>
                <text:p>Découvrir les matériaux, leurs propriétés, les notions de composites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ngage LUA</text:p>
              </text:list-item>
              <text:list-item>
                <text:p>Langage Python</text:p>
              </text:list-item>
              <text:list-item>
                <text:p>Langage Block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L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7:23:59.912072364</meta:creation-date>
    <meta:generator>LibreOffice/5.1.6.2$Linux_X86_64 LibreOffice_project/10m0$Build-2</meta:generator>
    <dc:date>2017-12-07T17:36:42.799586920</dc:date>
    <meta:editing-duration>PT11M50S</meta:editing-duration>
    <meta:editing-cycles>6</meta:editing-cycles>
    <meta:document-statistic meta:object-count="77"/>
  </office:meta>
</office:document-meta>
</file>